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0e3e" officeooo:paragraph-rsid="00030e3e" style:font-size-asian="12.25pt" style:font-size-complex="14pt"/>
    </style:style>
    <style:style style:name="P2" style:family="paragraph" style:parent-style-name="Standard">
      <style:text-properties fo:font-size="12pt" officeooo:rsid="00030e3e" officeooo:paragraph-rsid="00030e3e" style:font-size-asian="10.5pt" style:font-size-complex="12pt"/>
    </style:style>
    <style:style style:name="P3" style:family="paragraph" style:parent-style-name="Standard">
      <style:text-properties fo:font-size="12pt" officeooo:rsid="000476d2" officeooo:paragraph-rsid="000476d2" style:font-size-asian="10.5pt" style:font-size-complex="12pt"/>
    </style:style>
    <style:style style:name="P4" style:family="paragraph" style:parent-style-name="Standard">
      <style:text-properties fo:font-size="12pt" officeooo:rsid="00067654" officeooo:paragraph-rsid="00067654" style:font-size-asian="10.5pt" style:font-size-complex="12pt"/>
    </style:style>
    <style:style style:name="T1" style:family="text">
      <style:text-properties officeooo:rsid="000476d2"/>
    </style:style>
    <style:style style:name="T2" style:family="text">
      <style:text-properties officeooo:rsid="00049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Réponse question TD 1 :</text:p>
      <text:p text:style-name="P1"/>
      <text:p text:style-name="P2">Exo 1 :</text:p>
      <text:p text:style-name="P2"/>
      <text:p text:style-name="P2">1. Le programme affiche « English » si il rencontre un mot de la liste de mots anglais ou « français » si il rencontre un mot de la liste de mots français. Le programme n’affiche rien si il rencontre un quelconque autre mot.</text:p>
      <text:p text:style-name="P2"/>
      <text:p text:style-name="P2">2. <text:span text:style-name="T1">La dernière ligne sert à identifier n’importe quel caractère (tels que « - », « , », « _ » …) et permet de les traiter en ne les ré-affichant pas (exemple : « sous-titres » affiche « - »).</text:span></text:p>
      <text:p text:style-name="P2"/>
      <text:p text:style-name="P3">3. L’avant-dernière identifie tous les autres mots ne se trouvant pas dans les deux listes <text:span text:style-name="T2">ce qui permet au programme d’être plus précis. En effet, si le mot en question contient un mot de l’une des deux liste (ou les deux), il va afficher « English » ou « français » (ou les deux) si on retire l’avant-dernière ligne (exemple : « laine » affiche « français English » car « la » appartient à la liste de mots « français » et « in » à la liste de mots « English »).</text:span></text:p>
      <text:p text:style-name="P3"/>
      <text:p text:style-name="P4">Exo 2 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0:46:03.102747883</meta:creation-date>
    <dc:date>2020-09-28T12:46:09.931439111</dc:date>
    <meta:editing-duration>PT1H28M5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6" meta:word-count="190" meta:character-count="917" meta:non-whitespace-character-count="732"/>
  </office:meta>
</office:document-meta>
</file>